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Garamond-Bold" svg:font-family="AGaramond-Bold"/>
    <style:font-face style:name="AGaramond-Italic" svg:font-family="AGaramond-Italic"/>
    <style:font-face style:name="AGaramond-Regular" svg:font-family="AGaramond-Regular"/>
    <style:font-face style:name="Frutiger-BlackCn" svg:font-family="Frutiger-BlackCn"/>
    <style:font-face style:name="Frutiger-BoldCn" svg:font-family="Frutiger-BoldCn"/>
    <style:font-face style:name="GrotesqueMT-BoldExtended" svg:font-family="GrotesqueMT-BoldExtended"/>
    <style:font-face style:name="Helvetica" svg:font-family="Helvetica"/>
    <style:font-face style:name="LucidaSans-Typewriter" svg:font-family="LucidaSans-Typewrite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31f20" style:font-name="Frutiger-BlackCn" fo:font-size="12pt" fo:font-style="normal"/>
    </style:style>
    <style:style style:name="P2" style:family="paragraph" style:parent-style-name="Standard">
      <style:paragraph-properties fo:break-before="page"/>
      <style:text-properties fo:font-variant="normal" fo:text-transform="none" fo:color="#231f20" style:font-name="Frutiger-BlackCn" fo:font-size="12pt" fo:font-style="normal"/>
    </style:style>
    <style:style style:name="T1" style:family="text">
      <style:text-properties fo:font-weight="bold"/>
    </style:style>
    <style:style style:name="T2" style:family="text">
      <style:text-properties style:font-name="AGaramond-Italic" fo:font-size="11pt"/>
    </style:style>
    <style:style style:name="T3" style:family="text">
      <style:text-properties style:font-name="AGaramond-Italic" fo:font-size="11pt" fo:font-style="italic"/>
    </style:style>
    <style:style style:name="T4" style:family="text">
      <style:text-properties style:font-name="AGaramond-Bold" fo:font-size="11pt"/>
    </style:style>
    <style:style style:name="T5" style:family="text">
      <style:text-properties style:font-name="AGaramond-Bold" fo:font-size="11pt" fo:font-weight="bold"/>
    </style:style>
    <style:style style:name="T6" style:family="text">
      <style:text-properties style:font-name="AGaramond-Bold" fo:font-size="11pt" fo:font-weight="bold" style:font-size-asian="11pt" style:font-size-complex="11pt"/>
    </style:style>
    <style:style style:name="T7" style:family="text">
      <style:text-properties style:font-name="AGaramond-Bold" fo:font-size="11pt" fo:font-weight="bold" style:font-size-asian="11pt" style:font-weight-asian="normal" style:font-size-complex="11pt" style:font-weight-complex="normal"/>
    </style:style>
    <style:style style:name="T8" style:family="text">
      <style:text-properties style:font-name="AGaramond-Bold" fo:font-size="11pt" style:font-size-asian="11pt" style:font-size-complex="11pt"/>
    </style:style>
    <style:style style:name="T9" style:family="text">
      <style:text-properties style:font-name="AGaramond-Regular" fo:font-size="11pt"/>
    </style:style>
    <style:style style:name="T10" style:family="text">
      <style:text-properties style:font-name="AGaramond-Regular" fo:font-size="11pt" fo:font-style="italic" style:font-style-asian="italic" style:font-style-complex="italic"/>
    </style:style>
    <style:style style:name="T11" style:family="text">
      <style:text-properties style:font-name="AGaramond-Regular" fo:font-size="11pt" fo:font-weight="bold"/>
    </style:style>
    <style:style style:name="T12" style:family="text">
      <style:text-properties style:font-name="AGaramond-Regular" fo:font-size="11pt" fo:font-weight="bold" style:font-weight-asian="bold" style:font-weight-complex="bold"/>
    </style:style>
    <style:style style:name="T13" style:family="text">
      <style:text-properties style:font-name="AGaramond-Regular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AGaramond-Regular" fo:font-size="11pt" fo:font-weight="normal" style:font-size-asian="11pt" style:font-weight-asian="normal" style:font-size-complex="11pt" style:font-weight-complex="normal"/>
    </style:style>
    <style:style style:name="T15" style:family="text">
      <style:text-properties style:font-name="AGaramond-Regular" fo:font-size="11pt" style:font-size-asian="11pt" style:font-size-complex="11pt"/>
    </style:style>
    <style:style style:name="T16" style:family="text">
      <style:text-properties style:font-name="LucidaSans-Typewriter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LucidaSans-Typewriter" fo:font-size="11pt" style:font-size-asian="11pt" style:font-size-complex="11pt"/>
    </style:style>
    <style:style style:name="T18" style:family="text">
      <style:text-properties style:font-name="LucidaSans-Typewriter" fo:font-size="9pt"/>
    </style:style>
    <style:style style:name="T19" style:family="text">
      <style:text-properties style:font-name="LucidaSans-Typewriter" fo:font-size="9pt" fo:font-weight="bold" style:font-weight-asian="bold" style:font-weight-complex="bold"/>
    </style:style>
    <style:style style:name="T20" style:family="text">
      <style:text-properties style:font-name="LucidaSans-Typewriter" fo:font-size="9pt" fo:font-weight="normal" style:font-weight-asian="normal" style:font-weight-complex="normal"/>
    </style:style>
    <style:style style:name="T21" style:family="text">
      <style:text-properties style:font-name="LucidaSans-Typewriter" fo:font-size="9pt" fo:font-weight="normal" style:font-size-asian="11pt" style:font-weight-asian="normal" style:font-size-complex="11pt" style:font-weight-complex="normal"/>
    </style:style>
    <style:style style:name="T22" style:family="text">
      <style:text-properties style:font-name="LucidaSans-Typewriter" fo:font-size="9pt" style:font-size-asian="11pt" style:font-size-complex="11pt"/>
    </style:style>
    <style:style style:name="T23" style:family="text">
      <style:text-properties style:font-name="AGaramond-Regular"/>
    </style:style>
    <style:style style:name="T24" style:family="text">
      <style:text-properties style:font-name="AGaramond-Regular" fo:font-size="11pt" style:font-size-asian="11pt" style:font-size-complex="11pt"/>
    </style:style>
    <style:style style:name="T25" style:family="text">
      <style:text-properties style:font-name="AGaramond-Regular" fo:font-size="11pt" fo:font-weight="bold" style:font-size-asian="11pt" style:font-weight-asian="bold" style:font-size-complex="11pt" style:font-weight-complex="bold"/>
    </style:style>
    <style:style style:name="T26" style:family="text">
      <style:text-properties style:font-name="AGaramond-Regular" fo:font-size="11pt" fo:font-weight="bold" style:font-size-asian="11pt" style:font-size-complex="11pt"/>
    </style:style>
    <style:style style:name="T27" style:family="text">
      <style:text-properties style:font-name="AGaramond-Regular" fo:font-size="11pt" fo:font-weight="bold" style:font-size-asian="11pt" style:font-weight-asian="normal" style:font-size-complex="11pt" style:font-weight-complex="normal"/>
    </style:style>
    <style:style style:name="T28" style:family="text">
      <style:text-properties style:font-name="AGaramond-Regular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font-name="AGaramond-Regular" fo:font-size="9pt" fo:font-weight="normal" style:font-size-asian="11pt" style:font-weight-asian="normal" style:font-size-complex="11pt" style:font-weight-complex="normal"/>
    </style:style>
    <style:style style:name="T30" style:family="text">
      <style:text-properties fo:color="#bcbec0" style:font-name="Frutiger-BoldCn" fo:font-size="10pt" fo:font-weight="bold" style:font-size-asian="11pt" style:font-size-complex="11pt"/>
    </style:style>
    <style:style style:name="T31" style:family="text">
      <style:text-properties fo:color="#bcbec0" style:font-name="Frutiger-BoldCn" fo:font-size="10pt" fo:font-weight="bold" style:font-size-asian="11pt" style:font-weight-asian="normal" style:font-size-complex="11pt" style:font-weight-complex="normal"/>
    </style:style>
    <style:style style:name="T32" style:family="text">
      <style:text-properties fo:color="#6d6e71" style:font-name="Frutiger-BoldCn" fo:font-size="10pt" fo:font-weight="bold" style:font-size-asian="11pt" style:font-size-complex="11pt"/>
    </style:style>
    <style:style style:name="T33" style:family="text">
      <style:text-properties fo:color="#6d6e71" style:font-name="Frutiger-BoldCn" fo:font-size="10pt" fo:font-weight="bold" style:font-size-asian="11pt" style:font-weight-asian="normal" style:font-size-complex="11pt" style:font-weight-complex="normal"/>
    </style:style>
    <style:style style:name="T34" style:family="text">
      <style:text-properties fo:color="#6d6e71" style:font-name="GrotesqueMT-BoldExtended" fo:font-size="10pt" fo:font-weight="bold" style:font-size-asian="11pt" style:font-size-complex="11pt"/>
    </style:style>
    <style:style style:name="T35" style:family="text">
      <style:text-properties fo:color="#6d6e71" style:font-name="GrotesqueMT-BoldExtended" fo:font-size="10pt" style:font-size-asian="11pt" style:font-size-complex="11pt"/>
    </style:style>
    <style:style style:name="T36" style:family="text">
      <style:text-properties style:font-name="Helvetica" fo:font-size="8pt" style:font-size-asian="11pt" style:font-size-complex="11pt"/>
    </style:style>
    <style:style style:name="T37" style:family="text">
      <style:text-properties style:font-name="Helvetica" fo:font-size="8pt" fo:font-weight="normal" style:font-size-asian="11pt" style:font-weight-asian="normal" style:font-size-complex="11pt" style:font-weight-complex="normal"/>
    </style:style>
    <style:style style:name="T38" style:family="text">
      <style:text-properties style:font-name="Frutiger-BoldCn" fo:font-size="10pt" fo:font-weight="bold" style:font-size-asian="11pt" style:font-size-complex="11pt"/>
    </style:style>
    <style:style style:name="T39" style:family="text">
      <style:text-properties style:font-name="Frutiger-BoldCn" fo:font-size="10pt" fo:font-weight="bold" style:font-size-asian="11pt" style:font-weight-asian="normal" style:font-size-complex="11pt" style:font-weight-complex="normal"/>
    </style:style>
    <style:style style:name="T40" style:family="text">
      <style:text-properties style:font-name="Frutiger-BoldCn" fo:font-size="10pt" fo:font-weight="normal" style:font-size-asian="11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ll in the Blank</text:span><text:line-break/><text:span text:style-name="T3">Complete the following sentences by writing the correct word or words in the blanks provided.</text:span><text:span text:style-name="T2"><text:line-break/></text:span><text:span text:style-name="T5">1. </text:span><text:span text:style-name="T9">A </text:span><text:span text:style-name="T10">class</text:span><text:span text:style-name="T9"> is a template for creating of an object.<text:line-break/></text:span><text:span text:style-name="T5">2. </text:span><text:span text:style-name="T9">A class that does not provide complete implementation must be declared with the </text:span><text:span text:style-name="T10">static</text:span><text:span text:style-name="T9"> keyword.<text:line-break/></text:span><text:span text:style-name="T5">3. </text:span><text:span text:style-name="T9">The classes that want to support comparison must implement the </text:span><text:span text:style-name="T10">IComparable</text:span><text:span text:style-name="T9"> interface and then provide a body for the </text:span><text:span text:style-name="T10">CompareTo</text:span><text:span text:style-name="T9"> method.<text:line-break/></text:span><text:span text:style-name="T5">4. </text:span><text:span text:style-name="T9">You can use the </text:span><text:span text:style-name="T10">is-a </text:span><text:span text:style-name="T9">operator to check if it is legal to cast one type to another type.<text:line-break/></text:span><text:span text:style-name="T5">5. </text:span><text:span text:style-name="T9">Three main features of an object-oriented programming language are </text:span><text:span text:style-name="T10">Inherithance</text:span><text:span text:style-name="T9">, </text:span><text:span text:style-name="T10">Polymorphism</text:span><text:span text:style-name="T9">, and </text:span><text:span text:style-name="T10">Encapsulation</text:span><text:span text:style-name="T9">.<text:line-break/></text:span><text:span text:style-name="T5">6. </text:span><text:span text:style-name="T9">You can use </text:span><text:span text:style-name="T10">Encapsulation</text:span><text:span text:style-name="T9"> to group related classes in order to reduce name collisions.<text:line-break/></text:span><text:span text:style-name="T5">7. </text:span><text:span text:style-name="T9">The </text:span><text:span text:style-name="T10">new</text:span><text:span text:style-name="T9"> keyword refers to the current instance of the class.<text:line-break/></text:span><text:span text:style-name="T5">8. </text:span><text:span text:style-name="T9">You can use the </text:span><text:span text:style-name="T10">static</text:span><text:span text:style-name="T9"> keyword to declare a member, which belongs to the<text:line-break/>class itself rather than to a specific object.<text:line-break/></text:span><text:span text:style-name="T5">9. </text:span><text:span text:style-name="T9">A </text:span><text:span text:style-name="T10">constructor</text:span><text:span text:style-name="T9"> is a collection of functionality defined in terms of classes, interfaces<text:line-break/>and other types that can be reused to create applications, components, and controls.<text:line-break/></text:span><text:span text:style-name="T5">10. </text:span><text:span text:style-name="T9">If a class by the same name exists in two different namespaces, use a </text:span><text:span text:style-name="T10">Access Modifiers</text:span><text:span text:style-name="T9"><text:line-break/>to resolve the ambiguous references.</text:span></text:p>
      <text:p text:style-name="P1"><text:span text:style-name="T9"><text:line-break/></text:span><text:span text:style-name="T1">Multiple Choice</text:span><text:line-break/><text:span text:style-name="T3">Circle the letter that corresponds to the best answer.</text:span><text:span text:style-name="T2"><text:line-break/></text:span><text:span text:style-name="T5">1. </text:span><text:span text:style-name="T9">You want to restrict the access for a method to the containing class or to a class that is<text:line-break/>derived from the containing class. Which access modifier should you use for this method?<text:line-break/></text:span><text:span text:style-name="T5">a. </text:span><text:span text:style-name="T9">public<text:line-break/></text:span><text:span text:style-name="T5">b. </text:span><text:span text:style-name="T9">private<text:line-break/></text:span><text:span text:style-name="T5">c. </text:span><text:span text:style-name="T9">protected<text:line-break/></text:span><text:span text:style-name="T5">d. </text:span><text:span text:style-name="T9">Internal</text:span></text:p>
      <text:p text:style-name="P1"><text:span text:style-name="T9">Answer: </text:span><text:span text:style-name="T12">b.</text:span></text:p>
      <text:p text:style-name="P1"><text:span text:style-name="T9"><text:line-break/></text:span><text:span text:style-name="T5">2. </text:span><text:span text:style-name="T9">In a class, you defined a method called </text:span><text:span text:style-name="T18">Render</text:span><text:span text:style-name="T9">. This method provides functionality to<text:line-break/></text:span><text:span text:style-name="T18">Render </text:span><text:span text:style-name="T9">bitmap files on the screen. You would like the derived classes to supersede this functionality to support rendering of additional image formats. You want the </text:span><text:span text:style-name="T18">Render </text:span><text:span text:style-name="T9">method<text:line-break/>of the derived class to be executed even if the derived class is cast as the base class. Which<text:line-break/>keyword should you use with the definition of the </text:span><text:span text:style-name="T18">Render </text:span><text:span text:style-name="T9">method in the base class?<text:line-break/></text:span><text:span text:style-name="T5">a. </text:span><text:span text:style-name="T9">abstract<text:line-break/></text:span><text:span text:style-name="T5">b. </text:span><text:span text:style-name="T9">virtual<text:line-break/></text:span><text:span text:style-name="T5">c. </text:span><text:span text:style-name="T9">new<text:line-break/></text:span><text:span text:style-name="T5">d. </text:span><text:span text:style-name="T9">Overrides</text:span></text:p>
      <text:p text:style-name="P1"><text:span text:style-name="T9">Answer: </text:span><text:span text:style-name="T12">c.</text:span><text:span text:style-name="T9"><text:line-break/></text:span><text:soft-page-break/><text:span text:style-name="T5">3. </text:span><text:span text:style-name="T9">You defined a class </text:span><text:span text:style-name="T18">AdvMath </text:span><text:span text:style-name="T9">that defines advance mathematical functionality. You do<text:line-break/>not want the functionality of this class to be inherited into a derived class. What keyword should you use to define the </text:span><text:span text:style-name="T18">AdvMath </text:span><text:span text:style-name="T9">class?<text:line-break/></text:span><text:span text:style-name="T5">a. </text:span><text:span text:style-name="T9">sealed<text:line-break/></text:span><text:span text:style-name="T5">b. </text:span><text:span text:style-name="T9">abstract<text:line-break/></text:span><text:span text:style-name="T5">c. </text:span><text:span text:style-name="T9">private<text:line-break/></text:span><text:span text:style-name="T5">d. </text:span><text:span text:style-name="T9">Internal</text:span></text:p>
      <text:p text:style-name="P1"><text:span text:style-name="T9">Answer: </text:span><text:span text:style-name="T12">a.</text:span></text:p>
      <text:p text:style-name="P1"><text:span text:style-name="T4"><text:line-break/></text:span><text:span text:style-name="T5">4. </text:span><text:span text:style-name="T9">You need to provide query functionality to several of your classes. Each class’s algorithm<text:line-break/>for query will likely be different. Not all the classes have an “is-a” relationship with each<text:line-break/>other. How should you support this functionality?<text:line-break/></text:span><text:span text:style-name="T5">a. </text:span><text:span text:style-name="T9">Add to the query functionality to a base class with a public access modifier.<text:line-break/></text:span><text:span text:style-name="T5">b. </text:span><text:span text:style-name="T9">Have all the classes inherit from an abstract base class and override base class method<text:line-break/>to provide their own query functionality.<text:line-break/></text:span><text:span text:style-name="T5">c. </text:span><text:span text:style-name="T9">Have all the classes inherit from a base class that provides the query functionality.<text:line-break/></text:span><text:span text:style-name="T5">d. </text:span><text:span text:style-name="T9">Create a common interface that is implemented by all the classes.</text:span></text:p>
      <text:p text:style-name="P1"><text:span text:style-name="T9">Answer: </text:span><text:span text:style-name="T12">c.</text:span></text:p>
      <text:p text:style-name="P1"><text:span text:style-name="T9"><text:line-break/></text:span><text:span text:style-name="T5">5. </text:span><text:span text:style-name="T9">Which of the following class elements should be used to define the behavior of a class?<text:line-break/></text:span><text:span text:style-name="T5">a. </text:span><text:span text:style-name="T9">Method<text:line-break/></text:span><text:span text:style-name="T5">b. </text:span><text:span text:style-name="T9">Property<text:line-break/></text:span><text:span text:style-name="T5">c. </text:span><text:span text:style-name="T9">Event<text:line-break/></text:span><text:span text:style-name="T5">d. </text:span><text:span text:style-name="T9">Delegate</text:span></text:p>
      <text:p text:style-name="P1"><text:span text:style-name="T9">Answer: </text:span><text:span text:style-name="T12">a.</text:span></text:p>
      <text:p text:style-name="P1"><text:span text:style-name="T9"><text:line-break/></text:span><text:span text:style-name="T5">6. </text:span><text:span text:style-name="T9">You are writing code for a class named Product. You need to make sure that the data<text:line-break/>members of the class are initialized to their correct values as soon as you create an object<text:line-break/>of the </text:span><text:span text:style-name="T18">Product </text:span><text:span text:style-name="T9">class. The initialization code should be always executed. What should<text:line-break/>you do?<text:line-break/></text:span><text:span text:style-name="T5">a. </text:span><text:span text:style-name="T9">Create a static method in the </text:span><text:span text:style-name="T18">Product </text:span><text:span text:style-name="T9">class to initialize data members.<text:line-break/></text:span><text:span text:style-name="T5">b. </text:span><text:span text:style-name="T9">Create a constructor in the </text:span><text:span text:style-name="T18">Product </text:span><text:span text:style-name="T9">class to initialize data members.<text:line-break/></text:span><text:span text:style-name="T5">c. </text:span><text:span text:style-name="T9">Create a static property in the </text:span><text:span text:style-name="T18">Product </text:span><text:span text:style-name="T9">class to initialize data members.<text:line-break/></text:span><text:span text:style-name="T5">d. </text:span><text:span text:style-name="T9">Create an event in the </text:span><text:span text:style-name="T18">Product </text:span><text:span text:style-name="T9">class to initialize data members.</text:span></text:p>
      <text:p text:style-name="P1"><text:span text:style-name="T9">Answer: </text:span><text:span text:style-name="T12">b.</text:span></text:p>
      <text:p text:style-name="P1"><text:span text:style-name="T12"/></text:p>
      <text:p text:style-name="P2"><text:span text:style-name="T5">7. </text:span><text:span text:style-name="T9">You are creating a new class named </text:span><text:span text:style-name="T18">Square </text:span><text:span text:style-name="T9">that derived from the </text:span><text:span text:style-name="T18">Polygon </text:span><text:span text:style-name="T9">class. The<text:line-break/></text:span><text:span text:style-name="T18">Polygon </text:span><text:span text:style-name="T9">class has the following code:<text:line-break/></text:span><text:span text:style-name="T18">class Polygon<text:line-break/>{<text:line-break/>public virtual void Draw()<text:line-break/>{<text:line-break/>// additional code...<text:line-break/>}<text:line-break/>}<text:line-break/></text:span><text:span text:style-name="T9">The </text:span><text:span text:style-name="T18">Draw </text:span><text:span text:style-name="T9">method in the </text:span><text:span text:style-name="T18">Square </text:span><text:span text:style-name="T9">class should provide new functionality but also hide<text:line-break/>the </text:span><text:span text:style-name="T18">Polygon </text:span><text:span text:style-name="T9">class implementation of the </text:span><text:span text:style-name="T18">Draw </text:span><text:span text:style-name="T9">method. Which code segment should<text:line-break/>you chose?<text:line-break/></text:span><text:span text:style-name="T5">a.</text:span><text:span text:style-name="T4"><text:line-break/></text:span><text:span text:style-name="T18">class Square : Polygon<text:line-break/>{<text:line-break/>public override void Draw()<text:line-break/>{<text:line-break/>// additional code ...<text:line-break/>}<text:line-break/>}<text:line-break/></text:span><text:span text:style-name="T5">b.</text:span><text:span text:style-name="T4"><text:line-break/></text:span><text:span text:style-name="T18">class Square : Polygon<text:line-break/>{<text:line-break/>public new void Draw()<text:line-break/>{<text:line-break/>// additional code ...<text:line-break/>}<text:line-break/>}</text:span><text:span text:style-name="T9"><text:line-break/></text:span><text:span text:style-name="T11">c.</text:span><text:span text:style-name="T9"><text:line-break/></text:span><text:span text:style-name="T18">class Square : Polygon<text:line-break/>{<text:line-break/>public virtual void Draw()<text:line-break/>{<text:line-break/>// additional code ...<text:line-break/>}<text:line-break/>}<text:line-break/></text:span><text:span text:style-name="T5">d.</text:span><text:span text:style-name="T4"><text:line-break/></text:span><text:span text:style-name="T18">class Square : Polygon<text:line-break/>{<text:line-break/>public static void Draw()<text:line-break/>{<text:line-break/>// additional code ...<text:line-break/>}<text:line-break/>}</text:span></text:p>
      <text:p text:style-name="P1"><text:span text:style-name="T15">Answer: </text:span><text:span text:style-name="T13">b.</text:span><text:span text:style-name="T15"><text:line-break/><text:line-break/></text:span><text:span text:style-name="T26">8. </text:span><text:span text:style-name="T15">You are creating a new class named </text:span><text:span text:style-name="T22">Rectangle</text:span><text:span text:style-name="T15">. You write the following code:<text:line-break/></text:span><text:span text:style-name="T22">class Rectangle : IComparable<text:line-break/>{<text:line-break/>public double Length { get; set; }<text:line-break/>public double Width { get; set; }<text:line-break/>public double GetArea()<text:line-break/>{<text:line-break/>return Length * Width;<text:line-break/>}<text:line-break/>public int CompareTo(object obj)<text:line-break/>{<text:line-break/>// to be completed<text:line-break/>}<text:line-break/>}<text:line-break/></text:span><text:span text:style-name="T15">You need to complete the definition of the </text:span><text:span text:style-name="T22">CompareTo </text:span><text:span text:style-name="T15">method to enable comparison of<text:line-break/></text:span><text:soft-page-break/><text:span text:style-name="T15">the </text:span><text:span text:style-name="T22">Rectangle </text:span><text:span text:style-name="T15">objects. Which of the following code should you write?<text:line-break/></text:span><text:span text:style-name="T6">a.</text:span><text:span text:style-name="T8"><text:line-break/></text:span><text:span text:style-name="T22">public int CompareTo(object obj)<text:line-break/>{<text:line-break/>Rectangle target = (Rectangle)obj;<text:line-break/>double diff = this.GetArea() - target.GetArea();<text:line-break/>if (diff == 0)<text:line-break/>return 0;<text:line-break/>else if (diff &gt; 0)<text:line-break/>return 1;<text:line-break/>else return -1;<text:line-break/>}</text:span><text:span text:style-name="T35"><text:line-break/></text:span><text:span text:style-name="T6">b.</text:span><text:span text:style-name="T8"><text:line-break/></text:span><text:span text:style-name="T22">public int CompareTo(object obj)<text:line-break/>{<text:line-break/>Rectangle target = (Rectangle)obj;<text:line-break/>double diff = this.GetArea() - target.GetArea();<text:line-break/>if (diff == 0)<text:line-break/>return 1;<text:line-break/>else if (diff &gt; 0)<text:line-break/>return -1;<text:line-break/>else return 0;<text:line-break/>}<text:line-break/></text:span><text:span text:style-name="T6">c.</text:span><text:span text:style-name="T8"><text:line-break/></text:span><text:span text:style-name="T22">public int CompareTo(object obj)<text:line-break/>{<text:line-break/>Rectangle target = (Rectangle)obj;<text:line-break/>if (this == target)<text:line-break/>return 0;<text:line-break/>else if (this &gt; target)<text:line-break/>return 1;<text:line-break/>else return -1;<text:line-break/>}<text:line-break/></text:span><text:span text:style-name="T6">d.</text:span><text:span text:style-name="T8"><text:line-break/></text:span><text:span text:style-name="T22">public int CompareTo(object obj)<text:line-break/>{<text:line-break/>Rectangle target = (Rectangle)obj;<text:line-break/>if (this == target)<text:line-break/>return 1;<text:line-break/>else if (this &gt; target)<text:line-break/>return -1;<text:line-break/>else return 0;<text:line-break/>}<text:line-break/></text:span><text:span text:style-name="T15">Answer: </text:span><text:span text:style-name="T13">a.</text:span></text:p>
      <text:p text:style-name="P1"><text:span text:style-name="T13"/></text:p>
      <text:p text:style-name="P1"><text:span text:style-name="T27">9. </text:span><text:span text:style-name="T14">You are writing code for a new method named </text:span><text:span text:style-name="T21">Process</text:span><text:span text:style-name="T14">:<text:line-break/></text:span><text:span text:style-name="T21">void Process(object o)<text:line-break/>{}<text:line-break/></text:span><text:span text:style-name="T14">The code receives a parameter of type </text:span><text:span text:style-name="T21">object</text:span><text:span text:style-name="T14">. You need to cast this object into the<text:line-break/>type </text:span><text:span text:style-name="T21">Rectangle</text:span><text:span text:style-name="T14">. At times, the value of </text:span><text:span text:style-name="T21">o </text:span><text:span text:style-name="T14">passed to the method might not be a valid<text:line-break/></text:span><text:span text:style-name="T21">Rectangle </text:span><text:span text:style-name="T14">value. You need to make sure that the code does not generate any </text:span><text:span text:style-name="T21">System.<text:line-break/>InvalidCastException </text:span><text:span text:style-name="T14">errors while doing the conversions. Which of the following<text:line-break/>line of code should you use inside the </text:span><text:span text:style-name="T21">Process </text:span><text:span text:style-name="T14">method?<text:line-break/></text:span><text:span text:style-name="T7">a. </text:span><text:span text:style-name="T21">Rectangle r = (Rectangle) o;<text:line-break/></text:span><text:span text:style-name="T7">b. </text:span><text:span text:style-name="T21">Rectangle r = o as Rectangle;<text:line-break/></text:span><text:span text:style-name="T7">c. </text:span><text:span text:style-name="T21">Rectangle r = o is Rectangle;<text:line-break/></text:span><text:span text:style-name="T7">d. </text:span><text:span text:style-name="T21">Rectangle r = (o != null) ? o as rectangle : (Rectangle) o;<text:line-break/></text:span><text:span text:style-name="T14">Answer: </text:span><text:span text:style-name="T13">b.</text:span><text:span text:style-name="T40"><text:line-break/></text:span><text:soft-page-break/><text:span text:style-name="T7">10. </text:span><text:span text:style-name="T14">Which of the following C# features organizes code and creates globally unique types?<text:line-break/></text:span><text:span text:style-name="T7">a. </text:span><text:span text:style-name="T14">assembly<text:line-break/></text:span><text:span text:style-name="T7">b. </text:span><text:span text:style-name="T14">namespace<text:line-break/></text:span><text:span text:style-name="T7">c. </text:span><text:span text:style-name="T14">class<text:line-break/></text:span><text:span text:style-name="T7">d. </text:span><text:span text:style-name="T14">data type</text:span></text:p>
      <text:p text:style-name="P1"><text:span text:style-name="T14">Answer: </text:span><text:span text:style-name="T13">b.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Garamond-Bold" svg:font-family="AGaramond-Bold"/>
    <style:font-face style:name="AGaramond-Italic" svg:font-family="AGaramond-Italic"/>
    <style:font-face style:name="AGaramond-Regular" svg:font-family="AGaramond-Regular"/>
    <style:font-face style:name="Frutiger-BlackCn" svg:font-family="Frutiger-BlackCn"/>
    <style:font-face style:name="Frutiger-BoldCn" svg:font-family="Frutiger-BoldCn"/>
    <style:font-face style:name="GrotesqueMT-BoldExtended" svg:font-family="GrotesqueMT-BoldExtended"/>
    <style:font-face style:name="Helvetica" svg:font-family="Helvetica"/>
    <style:font-face style:name="LucidaSans-Typewriter" svg:font-family="LucidaSans-Typewrite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7S</meta:editing-duration>
    <meta:editing-cycles>3</meta:editing-cycles>
    <meta:generator>OpenOffice/4.1.1$Win32 OpenOffice.org_project/411m6$Build-9775</meta:generator>
    <dc:date>2015-03-04T16:06:09.11</dc:date>
    <meta:document-statistic meta:table-count="0" meta:image-count="0" meta:object-count="0" meta:page-count="5" meta:paragraph-count="16" meta:word-count="1100" meta:character-count="6260"/>
    <dc:creator>Patrick </dc:creator>
    <meta:user-defined meta:name="Info 1"/>
    <meta:user-defined meta:name="Info 2"/>
    <meta:user-defined meta:name="Info 3"/>
    <meta:user-defined meta:name="Info 4"/>
  </office:meta>
</office:document-meta>
</file>